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 style:list-style-name="L2">
      <style:paragraph-properties fo:text-align="start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Facebook Simulation</text:p>
      <text:p text:style-name="P6">using Spraycan</text:p>
      <text:p text:style-name="P3"/>
      <text:p text:style-name="P3"/>
      <text:p text:style-name="P1">Members</text:p>
      <text:p text:style-name="P2">Ankur Bagchi – 0554 9066</text:p>
      <text:p text:style-name="P2">Saravanan Setty – 3329 9221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<text:soft-page-break/>Features and Capabilities</text:p>
      <text:p text:style-name="P5"/>
      <text:p text:style-name="P5">Server</text:p>
      <text:p text:style-name="P8"/>
      <text:list xml:id="list8828875235431966294" text:style-name="L2">
        <text:list-item>
          <text:p text:style-name="P9">Create user<text:span text:style-name="T1"> with custom user details.</text:span></text:p>
        </text:list-item>
        <text:list-item>
          <text:p text:style-name="P9">Add as friend<text:span text:style-name="T1"> any existing user.</text:span></text:p>
          <text:list>
            <text:list-header>
              <text:p text:style-name="P9"><text:span text:style-name="T1">- View friend-list of any user.</text:span></text:p>
            </text:list-header>
          </text:list>
        </text:list-item>
        <text:list-item>
          <text:p text:style-name="P9">Post messages<text:span text:style-name="T1"> to self or friends' walls.</text:span></text:p>
          <text:list>
            <text:list-header>
              <text:p text:style-name="P10"><text:span text:style-name="T2">- View 'wall' of yourself or any friend ie, posts written to a person.</text:span></text:p>
            </text:list-header>
          </text:list>
        </text:list-item>
        <text:list-item>
          <text:p text:style-name="P9">Create albums<text:span text:style-name="T1"> of images.</text:span></text:p>
        </text:list-item>
      </text:list>
      <text:p text:style-name="P5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kur Bagchi</meta:initial-creator>
    <meta:creation-date>2015-11-30T15:31:51.23</meta:creation-date>
    <meta:document-statistic meta:table-count="0" meta:image-count="0" meta:object-count="0" meta:page-count="2" meta:paragraph-count="13" meta:word-count="66" meta:character-count="364"/>
    <dc:date>2015-11-30T16:56:01.54</dc:date>
    <dc:creator>Ankur Bagchi</dc:creator>
    <meta:editing-duration>PT53M49S</meta:editing-duration>
    <meta:editing-cycles>1</meta:editing-cycles>
    <meta:generator>OpenOffice/4.1.1$Win32 OpenOffice.org_project/411m6$Build-9775</meta:generator>
  </office:meta>
</office:document-meta>
</file>